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tos" svg:font-family="Aptos, 'Aptos EmbeddedFont', 'Aptos MSFontService', Calibri, Helvetica,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XE <text:s text:c="59"/>WDS</text:p>
      <text:p text:style-name="Standard"/>
      <text:p text:style-name="Standard">LINUX <text:s text:c="54"/>WINDOWS</text:p>
      <text:p text:style-name="Standard"/>
      <text:p text:style-name="Standard"><text:a xlink:type="simple" xlink:href="https://www.gandi.net/fr" text:style-name="Internet_20_link" text:visited-style-name="Visited_20_Internet_20_Link">https://www.gandi.net/fr</text:a></text:p>
      <text:p text:style-name="Standard"/>
      <text:p text:style-name="Standard"><text:a xlink:type="simple" xlink:href="https://git.legaragenumerique.fr/" text:style-name="Internet_20_link" text:visited-style-name="Visited_20_Internet_20_Link">https://git.legaragenumerique.fr/</text:a></text:p>
      <text:p text:style-name="Standard"/>
      <text:p text:style-name="Standard"><text:a xlink:type="simple" xlink:href="https://www.keycloak.org/" text:style-name="Internet_20_link" text:visited-style-name="Visited_20_Internet_20_Link">https://www.keycloak.org/</text:a></text:p>
      <text:p text:style-name="Standard"/>
      <text:p text:style-name="Standard"><text:a xlink:type="simple" xlink:href="https://clipperz.is/" text:style-name="Internet_20_link" text:visited-style-name="Visited_20_Internet_20_Link">https://clipperz.is/</text:a></text:p>
      <text:p text:style-name="Standard"/>
      <text:p text:style-name="Standard"/>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tos" svg:font-family="Aptos, 'Aptos EmbeddedFont', 'Aptos MSFontService', Calibri, Helvetica,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42S</meta:editing-duration>
    <meta:editing-cycles>3</meta:editing-cycles>
    <meta:generator>OpenOffice/4.1.7$Win32 OpenOffice.org_project/417m1$Build-9800</meta:generator>
    <dc:date>2023-10-24T15:11:13.12</dc:date>
    <meta:document-statistic meta:table-count="0" meta:image-count="0" meta:object-count="0" meta:page-count="1" meta:paragraph-count="6" meta:word-count="8" meta:character-count="235"/>
    <meta:user-defined meta:name="Info 1"/>
    <meta:user-defined meta:name="Info 2"/>
    <meta:user-defined meta:name="Info 3"/>
    <meta:user-defined meta:name="Info 4"/>
  </office:meta>
</office:document-meta>
</file>